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2.1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1.2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6.4cm"/>
    </style:style>
    <style:style style:name="gr7" style:family="graphic" style:parent-style-name="standard">
      <style:graphic-properties draw:textarea-horizontal-align="justify" draw:textarea-vertical-align="middle" draw:auto-grow-height="false" fo:min-height="0.242cm" fo:min-width="0.688cm"/>
    </style:style>
    <style:style style:name="gr8" style:family="graphic" style:parent-style-name="standard">
      <style:graphic-properties draw:textarea-horizontal-align="justify" draw:textarea-vertical-align="middle" draw:auto-grow-height="false" fo:min-height="0.242cm" fo:min-width="0.571cm"/>
    </style:style>
    <style:style style:name="gr9" style:family="graphic" style:parent-style-name="standard">
      <style:graphic-properties draw:textarea-horizontal-align="justify" draw:textarea-vertical-align="middle" draw:auto-grow-height="false" fo:min-height="0.242cm" fo:min-width="0.927cm"/>
    </style:style>
    <style:style style:name="gr10" style:family="graphic" style:parent-style-name="standard">
      <style:graphic-properties draw:textarea-horizontal-align="justify" draw:textarea-vertical-align="middle" draw:auto-grow-height="false" fo:min-height="0.242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242cm" fo:min-width="0.929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0.8cm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2.2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1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2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29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30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31" style:family="graphic" style:parent-style-name="objectwithoutfill">
      <style:graphic-properties draw:stroke="dash" draw:marker-end="Short_20_line_20_Arrow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3.05cm" fo:min-width="0.7cm"/>
    </style:style>
    <style:style style:name="gr33" style:family="graphic" style:parent-style-name="standard">
      <style:graphic-properties draw:textarea-horizontal-align="justify" draw:textarea-vertical-align="middle" draw:auto-grow-height="false" fo:min-height="0.65cm" fo:min-width="1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46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5.5cm" svg:x="9.3cm" svg:y="1.2cm">
          <text:p text:style-name="P1">Enrich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1cm" svg:height="1.3cm" svg:x="1.1cm" svg:y="18.3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6cm" svg:height="1.5cm" svg:x="1.2cm" svg:y="16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1.1cm" svg:x="1.2cm" svg:y="14.5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1.2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3.5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6.9cm" svg:height="1.9cm" svg:x="4.9cm" svg:y="11.7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188cm" svg:height="0.492cm" svg:x="6.98cm" svg:y="12.756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1.071cm" svg:height="0.492cm" svg:x="5.25cm" svg:y="12.756cm">
            <text:p text:style-name="P1"><text:span text:style-name="T1">Bugzi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2" draw:layer="layout" svg:width="1.427cm" svg:height="0.492cm" svg:x="8.288cm" svg:y="12.756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draw:layer="layout" svg:width="0.476cm" svg:height="0.492cm" svg:x="6.387cm" svg:y="12.756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1.429cm" svg:height="0.492cm" svg:x="9.767cm" svg:y="12.756cm">
            <text:p text:style-name="P1"><text:span text:style-name="T1">Othe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12" draw:text-style-name="P2" draw:layer="layout" svg:width="2cm" svg:height="0.7cm" svg:x="5.4cm" svg:y="16cm">
          <text:p text:style-name="P1"><text:span text:style-name="T2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1.8cm" svg:height="0.7cm" svg:x="2.5cm" svg:y="16cm">
          <text:p text:style-name="P1"><text:span text:style-name="T2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2.4cm" svg:height="0.7cm" svg:x="7.6cm" svg:y="16cm">
          <text:p text:style-name="P1"><text:span text:style-name="T2">Gerr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2" draw:layer="layout" svg:width="0.8cm" svg:height="0.7cm" svg:x="4.4cm" svg:y="16cm">
          <text:p text:style-name="P1"><text:span text:style-name="T2">G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2.4cm" svg:height="0.7cm" svg:x="10.1cm" svg:y="16cm">
          <text:p text:style-name="P1"><text:span text:style-name="T2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1" draw:layer="layout" svg:width="6cm" svg:height="4.9cm" svg:x="1.6cm" svg:y="1.3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cm" svg:height="0.5cm" svg:x="9.4cm" svg:y="1.5cm">
          <text:p text:style-name="P1"><text:span text:style-name="T3">o2repor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cm" svg:height="1.3cm" svg:x="21.3cm" svg:y="7.6cm">
          <text:p text:style-name="P1"><text:span text:style-name="T4">MetricsGrimoire</text:span></text:p>
          <text:p text:style-name="P1"><text:span text:style-name="T4">DB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6cm" svg:x="11cm" svg:y="2.2cm">
          <text:p text:style-name="P1"><text:span text:style-name="T3">o2mg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0.8cm" svg:x="23.3cm" svg:y="8.4cm">
          <text:p text:style-name="P1"><text:span text:style-name="T4">GrimoireLib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4cm" svg:height="1.5cm" svg:x="1.3cm" svg:y="11.9cm">
          <text:p text:style-name="P1"><text:span text:style-name="T5">MetricsGrimoi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2cm" svg:height="1cm" svg:x="1.4cm" svg:y="10.7cm">
          <text:p text:style-name="P1"><text:span text:style-name="T5">mg2o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3cm" svg:height="1cm" svg:x="4.9cm" svg:y="10.2cm">
          <text:p text:style-name="P1">p2o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.4cm" svg:y1="10.7cm" svg:x2="3.1cm" svg:y2="6.1cm">
          <text:p/>
        </draw:line>
        <draw:line draw:style-name="gr24" draw:text-style-name="P3" draw:layer="layout" svg:x1="5.9cm" svg:y1="10.2cm" svg:x2="5.9cm" svg:y2="6.2cm">
          <text:p/>
        </draw:line>
        <draw:line draw:style-name="gr24" draw:text-style-name="P3" draw:layer="layout" svg:x1="9.7cm" svg:y1="18.7cm" svg:x2="9.7cm" svg:y2="17.1cm">
          <text:p/>
        </draw:line>
        <draw:line draw:style-name="gr24" draw:text-style-name="P3" draw:layer="layout" svg:x1="3.7cm" svg:y1="14.5cm" svg:x2="2.4cm" svg:y2="13.4cm">
          <text:p/>
        </draw:line>
        <draw:line draw:style-name="gr24" draw:text-style-name="P3" draw:layer="layout" svg:x1="10.3cm" svg:y1="14.6cm" svg:x2="10.3cm" svg:y2="13.4cm">
          <text:p/>
        </draw:line>
        <draw:line draw:style-name="gr24" draw:text-style-name="P3" draw:layer="layout" svg:x1="10.1cm" svg:y1="16cm" svg:x2="10.1cm" svg:y2="15.2cm">
          <text:p/>
        </draw:line>
        <draw:custom-shape draw:style-name="gr25" draw:text-style-name="P1" draw:layer="layout" svg:width="1.6cm" svg:height="1.1cm" svg:x="11.5cm" svg:y="6.2cm">
          <text:p text:style-name="P1"><text:span text:style-name="T1">GitHub</text:span></text:p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cm" svg:height="1.1cm" svg:x="11.3cm" svg:y="4.9cm">
          <text:p text:style-name="P1"><text:span text:style-name="T1">GeoLoc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5cm" svg:height="1.1cm" svg:x="9cm" svg:y="6.1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3cm" svg:height="0.8cm" svg:x="1.1cm" svg:y="1.1cm">
          <text:p text:style-name="P1"><text:span text:style-name="T5">ocean manag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2cm" svg:height="5.6cm" svg:x="14.2cm" svg:y="1.3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8.4cm" svg:y1="2cm" svg:x2="19.9cm" svg:y2="1.9cm">
          <text:p/>
        </draw:line>
        <draw:custom-shape draw:style-name="gr30" draw:text-style-name="P1" draw:layer="layout" svg:width="2.1cm" svg:height="0.9cm" svg:x="8.9cm" svg:y="5cm">
          <text:p text:style-name="P1"><text:span text:style-name="T1">SortingHat</text:span>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5.3cm" svg:y1="6.7cm" svg:x2="5.2cm" svg:y2="10cm">
          <text:p/>
        </draw:line>
        <draw:custom-shape draw:style-name="gr5" draw:text-style-name="P1" draw:layer="layout" svg:width="4.8cm" svg:height="1.5cm" svg:x="19.9cm" svg:y="5.6cm">
          <text:p text:style-name="P1">Scou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3cm" svg:height="0.8cm" svg:x="2.9cm" svg:y="5.3cm">
          <text:p text:style-name="P1"><text:span text:style-name="T5">Items API I/O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2cm" svg:height="3.3cm" svg:x="6.2cm" svg:y="1.8cm">
          <text:p text:style-name="P1"><text:span text:style-name="T5">Items</text:span></text:p>
          <text:p text:style-name="P1"><text:span text:style-name="T5">API </text:span></text:p>
          <text:p text:style-name="P1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6cm" svg:x="11cm" svg:y="1.4cm">
          <text:p text:style-name="P1"><text:span text:style-name="T1">o2kibana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7.9cm" svg:y1="6.9cm" svg:x2="21.4cm" svg:y2="8.3cm">
          <text:p/>
        </draw:line>
        <draw:custom-shape draw:style-name="gr33" draw:text-style-name="P1" draw:layer="layout" svg:width="1.5cm" svg:height="0.9cm" svg:x="9.4cm" svg:y="2.2cm">
          <text:p text:style-name="P1"><text:span text:style-name="T3">Other</text:span></text:p>
          <text:p text:style-name="P1"><text:span text:style-name="T3">tools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7.6cm" svg:y1="3.2cm" svg:x2="9.4cm" svg:y2="3.2cm">
          <text:p/>
        </draw:line>
        <draw:line draw:style-name="gr24" draw:text-style-name="P3" draw:layer="layout" svg:x1="12.7cm" svg:y1="3cm" svg:x2="14.2cm" svg:y2="3cm">
          <text:p/>
        </draw:line>
        <draw:line draw:style-name="gr24" draw:text-style-name="P3" draw:layer="layout" svg:x1="5.6cm" svg:y1="11.7cm" svg:x2="5.6cm" svg:y2="11cm">
          <text:p/>
        </draw:line>
        <draw:line draw:style-name="gr24" draw:text-style-name="P3" draw:layer="layout" svg:x1="1.9cm" svg:y1="12.1cm" svg:x2="1.8cm" svg:y2="11.4cm">
          <text:p/>
        </draw:line>
        <draw:custom-shape draw:style-name="gr34" draw:text-style-name="P1" draw:layer="layout" svg:width="5.3cm" svg:height="1cm" svg:x="8.1cm" svg:y="8.7cm">
          <text:p text:style-name="P1">Events Channel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7.9cm" svg:y1="10.2cm" svg:x2="8.1cm" svg:y2="9.2cm">
          <text:p/>
        </draw:line>
        <draw:line draw:style-name="gr24" draw:text-style-name="P3" draw:layer="layout" svg:x1="10.7cm" svg:y1="8.7cm" svg:x2="10.9cm" svg:y2="6.7cm">
          <text:p/>
        </draw:line>
        <draw:line draw:style-name="gr24" draw:text-style-name="P3" draw:layer="layout" svg:x1="18.4cm" svg:y1="4.4cm" svg:x2="19.9cm" svg:y2="4.3cm">
          <text:p/>
        </draw:line>
        <draw:line draw:style-name="gr24" draw:text-style-name="P3" draw:layer="layout" svg:x1="18.4cm" svg:y1="6.2cm" svg:x2="19.9cm" svg:y2="6.1cm">
          <text:p/>
        </draw:line>
        <draw:frame draw:style-name="gr35" draw:text-style-name="P4" draw:layer="layout" svg:width="3.961cm" svg:height="0.649cm" svg:x="14.539cm" svg:y="4.9cm">
          <draw:text-box>
            <text:p><text:span text:style-name="T3">Elastic/MySQL/Others</text:span></text:p>
          </draw:text-box>
        </draw:frame>
        <draw:frame draw:style-name="gr36" draw:text-style-name="P4" draw:layer="layout" svg:width="4.49cm" svg:height="0.649cm" svg:x="2.41cm" svg:y="4cm">
          <draw:text-box>
            <text:p><text:span text:style-name="T3">Elastic/Cassandra/Others</text:span></text:p>
          </draw:text-box>
        </draw:frame>
        <draw:line draw:style-name="gr31" draw:text-style-name="P3" draw:layer="layout" svg:x1="13.4cm" svg:y1="9.2cm" svg:x2="19.9cm" svg:y2="6.8cm">
          <text:p/>
        </draw:line>
        <draw:custom-shape draw:style-name="gr23" draw:text-style-name="P1" draw:layer="layout" svg:width="4.3cm" svg:height="1cm" svg:x="13cm" svg:y="14.5cm">
          <text:p text:style-name="P1"><text:span text:style-name="T5">Treasure Chest</text:span></text:p>
          <text:p text:style-name="P1"><text:span text:style-name="T6">(perceval cache)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3.8cm" svg:y1="14.5cm" svg:x2="11.8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marker-end="Short_20_line_20_Arrow" draw:fill="none" draw:fill-gradient-name="Gradient_20_7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2-11T10:07:49.232044479</dc:date>
    <dc:creator>acs </dc:creator>
    <meta:editing-duration>PT31M43S</meta:editing-duration>
    <meta:editing-cycles>9</meta:editing-cycles>
    <meta:generator>LibreOffice/5.0.2.2$Linux_X86_64 LibreOffice_project/00m0$Build-2</meta:generator>
    <meta:document-statistic meta:object-count="60"/>
  </office:meta>
</office:document-meta>
</file>